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swiss"/>
    <style:font-face style:name="Arial KOI-8" svg:font-family="'Arial KOI-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 KOI-8"/>
    </style:style>
    <style:style style:name="T2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Жп</text:p>
      <text:p text:style-name="P1"/>
      <text:p text:style-name="Standard"><text:a xlink:type="simple" xlink:href="http://www.weblancer.net/files/portfolio/1077/107789/859766.jpg"><text:span text:style-name="T2">http://www.weblancer.net/files/portfolio/1077/107789/859766.jpg</text:span></text:a></text:p>
      <text:p text:style-name="P1">Андрей Григорьев-Аполлонов признался, что делал себе липосакцию</text:p>
      <text:p text:style-name="P1"/>
      <text:p text:style-name="Standard"><text:a xlink:type="simple" xlink:href="http://www.1tv.ru/img/PR20101125170613.JPG"><text:span text:style-name="T2">http://www.1tv.ru/img/PR20101125170613.JPG</text:span></text:a></text:p>
      <text:p text:style-name="P1">По всему видно, что Андрей очень любит поесть</text:p>
      <text:p text:style-name="P1"/>
      <text:p text:style-name="Standard"><text:a xlink:type="simple" xlink:href="http://www.lady.ru/data/aphoto/b/e/5/47469/main/7d625891684cfc37777a0cd7f6cc261f.jpg"><text:span text:style-name="T2">http://www.lady.ru/data/aphoto/b/e/5/47469/main/7d625891684cfc37777a0cd7f6cc261f.jpg</text:span></text:a><text:span text:style-name="T2"> </text:span></text:p>
      <text:p text:style-name="P1">Певец с супругой</text:p>
      <text:p text:style-name="P1"/>
      <text:p text:style-name="Standard"><text:a xlink:type="simple" xlink:href="http://www.moizvezdi.ru/var/gal/storage/images/ivanushka/807053-1-eng-GB/ivanushka.jpg"><text:span text:style-name="T2">http://www.moizvezdi.ru/var/gal/storage/images/ivanushka/807053-1-eng-GB/ivanushka.jpg</text:span></text:a></text:p>
      <text:p text:style-name="P1"/>
      <text:p text:style-name="Standard"><text:a xlink:type="simple" xlink:href="http://db3.stb.s-msn.com/i/B9/3B9D8E719065671633DBBF226B38B.jpg"><text:span text:style-name="T2">http://db3.stb.s-msn.com/i/B9/3B9D8E719065671633DBBF226B38B.jpg</text:span></text:a></text:p>
      <text:p text:style-name="P1">По всему видно, что мечты Аполлонова действительно сбылись</text:p>
      <text:p text:style-name="P1"/>
      <text:p text:style-name="P2">Папарацци довели рыжего из «Иванушек» до страшной операции</text:p>
      <text:p text:style-name="P1"/>
      <text:p text:style-name="P1">Популярный певец Андрей Григорьев-Аполлонов, прославившийся в составе группы «Иванушки International», всегда привлекал своих поклонниц не только солнечно-рыжими волосами, но и спортивной фигурой (которая у артиста неслучайно, ведь он является кандидатом в мастера спорта, хоть и по настольному теннису). Поэтому фанатки не сразу могли привыкнуть к тому, что некогда поджарый веселый парень со сцены превратился в семьянина тяжеловатого вида. Но привело Андрея к решительным действиям не мнение слушательниц, а каверзное фото папарацци.</text:p>
      <text:p text:style-name="P1"/>
      <text:p text:style-name="P1">Григорьев уже долгое время ведет более спокойный образ жизни, нежели во времена успеха группы, – не носится по сцене и клубам, а все больше сидит дома с семьей – красавицей-женой Мариной и двумя сыновьями или посещает светские тусовки, где не отказывает себе в удовольствии насладиться изысканными блюдами. Видно, это и привело к тому, что однажды папарацци повезло сфотографировать певца в самый интересный момент – когда он что-то ел, а живот так и хотел выпасть из штанов. Это и задело Андрея за живое, так что он решил обратиться к пластическим хирургам.</text:p>
      <text:p text:style-name="P1"/>
      <text:p text:style-name="P1">«Как -то раз в прессе появилась моя не очень удачная фотография. Меня снимали сбоку, и ощущение такое, что живот вываливается. При этом на фото я что-то жую. Фотографы же любят выбрать особенный ракурс! Под снимком заметка о том, что Аполлонов набрал 140 килограммов и готовится к липосакции. Я посмотрел на фото, подумал, что уже пора, наверное, ее сделать. И сделал», – цитирует артиста портал ntv.ru. После этих слов Аполлонов встал и продемонстрировал обновленную фигуру, повертевшись перед камерой.</text:p>
      <text:p text:style-name="P1"/>
      <text:p text:style-name="P3">Серж Ударников</text:p>
      <text:p text:style-name="P1"/>
      <text:p text:style-name="P1">Россия</text:p>
      <text:p text:style-name="P1">Москва</text:p>
      <text:p text:style-name="P1">светская хроника</text:p>
      <text:p text:style-name="P1">курьезы</text:p>
      <text:p text:style-name="P1">Григорьев-Аполлонов</text:p>
      <text:p text:style-name="P1">Иванушки International</text:p>
      <text:p text:style-name="P1"><text:soft-page-break/>липосакция</text:p>
      <text:p text:style-name="P1">операция</text:p>
      <text:p text:style-name="P1">папарацци</text:p>
      <text:p text:style-name="P1">пластическая хирургия</text:p>
      <text:p text:style-name="P1">снимок</text:p>
      <text:p text:style-name="P1">живо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swiss"/>
    <style:font-face style:name="Arial KOI-8" svg:font-family="'Arial KOI-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Наталья Крысова</meta:initial-creator>
    <meta:creation-date>2012-01-11T17:29:26.32</meta:creation-date>
    <dc:date>2012-01-11T18:27:21</dc:date>
    <dc:creator>user </dc:creator>
    <meta:editing-duration>PT4M33S</meta:editing-duration>
    <meta:editing-cycles>4</meta:editing-cycles>
    <meta:generator>LibreOffice/3.3$Linux LibreOffice_project/330m19$Build-8</meta:generator>
    <meta:document-statistic meta:table-count="0" meta:image-count="0" meta:object-count="0" meta:page-count="2" meta:paragraph-count="27" meta:word-count="295" meta:character-count="2327"/>
  </office:meta>
</office:document-meta>
</file>